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9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2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2" style:family="graphic" style:parent-style-name="standard">
      <style:graphic-properties svg:stroke-color="#000000" draw:fill-color="#ffffff" draw:auto-grow-height="false" fo:min-height="3.092cm" fo:min-width="9.642cm" fo:wrap-option="no-wrap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loext:graphic-properties draw:fill="none" draw:fill-color="#ffffff"/>
      <style:text-properties fo:font-size="15pt" style:font-size-asian="15pt" style:font-size-complex="15pt"/>
    </style:style>
    <style:style style:name="P2" style:family="paragraph">
      <loext:graphic-properties draw:fill="none"/>
      <style:paragraph-properties fo:text-align="center"/>
      <style:text-properties fo:font-size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4cm" svg:height="0.839cm" svg:x="10.4cm" svg:y="1.3cm">
          <draw:text-box>
            <text:p><text:span text:style-name="T1">Pr</text:span><text:span text:style-name="T1">og</text:span><text:span text:style-name="T1">ra</text:span><text:span text:style-name="T1">m</text:span><text:span text:style-name="T1">m</text:span><text:span text:style-name="T1">e.</text:span><text:span text:style-name="T1">ml</text:span></text:p>
          </draw:text-box>
        </draw:frame>
        <draw:line draw:style-name="gr2" draw:text-style-name="P2" draw:layer="layout" svg:x1="11.537cm" svg:y1="1.9cm" svg:x2="11.537cm" svg:y2="3.6cm">
          <text:p/>
        </draw:line>
        <draw:frame draw:style-name="gr3" draw:text-style-name="P1" draw:layer="layout" svg:width="2.415cm" svg:height="0.839cm" svg:x="11.7cm" svg:y="2.261cm">
          <draw:text-box>
            <text:p><text:span text:style-name="T1">OCamlc</text:span></text:p>
          </draw:text-box>
        </draw:frame>
        <draw:frame draw:style-name="gr4" draw:text-style-name="P1" draw:layer="layout" svg:width="6.9cm" svg:height="2.015cm" svg:x="10.2cm" svg:y="3.6cm">
          <draw:text-box>
            <text:p><text:span text:style-name="T1">Programme.byte</text:span></text:p>
          </draw:text-box>
        </draw:frame>
        <draw:line draw:style-name="gr2" draw:text-style-name="P2" draw:layer="layout" svg:x1="11.5cm" svg:y1="4.5cm" svg:x2="11.5cm" svg:y2="6.2cm">
          <text:p/>
        </draw:line>
        <draw:frame draw:style-name="gr5" draw:text-style-name="P1" draw:layer="layout" svg:width="3.423cm" svg:height="0.839cm" svg:x="11.777cm" svg:y="4.761cm">
          <draw:text-box>
            <text:p><text:span text:style-name="T1">OCamlclean</text:span></text:p>
          </draw:text-box>
        </draw:frame>
        <draw:frame draw:style-name="gr4" draw:text-style-name="P1" draw:layer="layout" svg:width="5.3cm" svg:height="2.015cm" svg:x="10.3cm" svg:y="6.185cm">
          <draw:text-box>
            <text:p><text:span text:style-name="T1">Programme.byte</text:span></text:p>
          </draw:text-box>
        </draw:frame>
        <draw:line draw:style-name="gr2" draw:text-style-name="P2" draw:layer="layout" svg:x1="11.5cm" svg:y1="7.1cm" svg:x2="11.5cm" svg:y2="8.8cm">
          <text:p/>
        </draw:line>
        <draw:frame draw:style-name="gr1" draw:text-style-name="P1" draw:layer="layout" svg:width="3.7cm" svg:height="0.839cm" svg:x="10.4cm" svg:y="8.7cm">
          <draw:text-box>
            <text:p><text:span text:style-name="T1">Programme.c</text:span></text:p>
          </draw:text-box>
        </draw:frame>
        <draw:line draw:style-name="gr2" draw:text-style-name="P2" draw:layer="layout" svg:x1="11.6cm" svg:y1="9.6cm" svg:x2="11.6cm" svg:y2="10.8cm">
          <text:p/>
        </draw:line>
        <draw:frame draw:style-name="gr6" draw:text-style-name="P1" draw:layer="layout" svg:width="2.665cm" svg:height="0.839cm" svg:x="11.935cm" svg:y="9.5cm">
          <draw:text-box>
            <text:p><text:span text:style-name="T1">bytecode</text:span></text:p>
          </draw:text-box>
        </draw:frame>
        <draw:frame draw:style-name="gr7" draw:text-style-name="P1" draw:layer="layout" svg:width="3.4cm" svg:height="0.839cm" svg:x="10.5cm" svg:y="10.6cm">
          <draw:text-box>
            <text:p><text:span text:style-name="T1">Interprèteur</text:span></text:p>
          </draw:text-box>
        </draw:frame>
        <draw:line draw:style-name="gr2" draw:text-style-name="P2" draw:layer="layout" svg:x1="13.2cm" svg:y1="11.5cm" svg:x2="17.2cm" svg:y2="14.1cm">
          <text:p/>
        </draw:line>
        <draw:frame draw:style-name="gr8" draw:text-style-name="P1" draw:layer="layout" svg:width="4.731cm" svg:height="0.839cm" svg:x="14.369cm" svg:y="11.3cm">
          <draw:text-box>
            <text:p><text:span text:style-name="T1">Appeler prims</text:span></text:p>
          </draw:text-box>
        </draw:frame>
        <draw:frame draw:style-name="gr9" draw:text-style-name="P1" draw:layer="layout" svg:width="2.9cm" svg:height="1.427cm" svg:x="16.6cm" svg:y="14.073cm">
          <draw:text-box>
            <text:p><text:span text:style-name="T1">Functions</text:span></text:p>
            <text:p><text:span text:style-name="T1">primitives</text:span></text:p>
          </draw:text-box>
        </draw:frame>
        <draw:line draw:style-name="gr2" draw:text-style-name="P2" draw:layer="layout" svg:x1="19.4cm" svg:y1="14.9cm" svg:x2="23.9cm" svg:y2="14.9cm">
          <text:p/>
        </draw:line>
        <draw:frame draw:style-name="gr10" draw:text-style-name="P1" draw:layer="layout" svg:width="3.999cm" svg:height="0.839cm" svg:x="19.601cm" svg:y="13.861cm">
          <draw:text-box>
            <text:p><text:span text:style-name="T1">Initialiser client</text:span></text:p>
          </draw:text-box>
        </draw:frame>
        <draw:frame draw:style-name="gr11" draw:text-style-name="P1" draw:layer="layout" svg:width="3.3cm" svg:height="0.839cm" svg:x="23.8cm" svg:y="14.461cm">
          <draw:text-box>
            <text:p><text:span text:style-name="T1">Client&amp;GUI</text:span></text:p>
          </draw:text-box>
        </draw:frame>
        <draw:custom-shape draw:style-name="gr12" draw:text-style-name="P3" draw:layer="layout" svg:width="10.9cm" svg:height="4.1cm" svg:x="16.3cm" svg:y="12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3" draw:text-style-name="P4" draw:layer="layout" svg:width="3.529cm" svg:height="0.962cm" svg:x="19.571cm" svg:y="12.438cm">
          <draw:text-box>
            <text:p>Simulateur</text:p>
          </draw:text-box>
        </draw:frame>
        <draw:line draw:style-name="gr2" draw:text-style-name="P5" draw:layer="layout" svg:x1="11.2cm" svg:y1="11.6cm" svg:x2="8.6cm" svg:y2="14.3cm">
          <text:p/>
        </draw:line>
        <draw:frame draw:style-name="gr14" draw:text-style-name="P1" draw:layer="layout" svg:width="4.2cm" svg:height="2.603cm" svg:x="5.6cm" svg:y="14.3cm">
          <draw:text-box>
            <text:p><text:span text:style-name="T1">Primitives de microcontrôleur</text:span></text:p>
            <text:p><text:span text:style-name="T1">(microbitlib.c)</text:span></text:p>
            <text:p><text:span text:style-name="T1">(avrlib.c)</text:span></text:p>
          </draw:text-box>
        </draw:frame>
        <draw:frame draw:style-name="gr8" draw:text-style-name="P1" draw:layer="layout" svg:width="4.731cm" svg:height="0.839cm" svg:x="6.669cm" svg:y="11.361cm">
          <draw:text-box>
            <text:p><text:span text:style-name="T1">Appeler prims</text:span></text:p>
          </draw:text-box>
        </draw:frame>
        <draw:line draw:style-name="gr2" draw:text-style-name="P5" draw:layer="layout" svg:x1="14.2cm" svg:y1="9.2cm" svg:x2="19.4cm" svg:y2="8.1cm">
          <text:p/>
        </draw:line>
        <draw:line draw:style-name="gr2" draw:text-style-name="P5" draw:layer="layout" svg:x1="13.8cm" svg:y1="11cm" svg:x2="19.5cm" svg:y2="8.1cm">
          <text:p/>
        </draw:line>
        <draw:line draw:style-name="gr2" draw:text-style-name="P5" draw:layer="layout" svg:x1="17.8cm" svg:y1="14.3cm" svg:x2="19.4cm" svg:y2="8.1cm">
          <text:p/>
        </draw:line>
        <draw:frame draw:style-name="gr15" draw:text-style-name="P1" draw:layer="layout" svg:width="3.986cm" svg:height="0.839cm" svg:x="18.214cm" svg:y="7.261cm">
          <draw:text-box>
            <text:p text:style-name="P6"><text:span text:style-name="T1">Programme.elf</text:span></text:p>
          </draw:text-box>
        </draw:frame>
        <draw:frame draw:style-name="gr15" draw:text-style-name="P1" draw:layer="layout" svg:width="1.416cm" svg:height="0.839cm" svg:x="18.884cm" svg:y="9.861cm">
          <draw:text-box>
            <text:p text:style-name="P6"><text:span text:style-name="T1">g++</text:span></text:p>
          </draw:text-box>
        </draw:frame>
        <draw:line draw:style-name="gr2" draw:text-style-name="P5" draw:layer="layout" svg:x1="6cm" svg:y1="13.9cm" svg:x2="6.6cm" svg:y2="8.1cm">
          <text:p/>
        </draw:line>
        <draw:line draw:style-name="gr2" draw:text-style-name="P5" draw:layer="layout" svg:x1="10.2cm" svg:y1="9.1cm" svg:x2="6.6cm" svg:y2="8.1cm">
          <text:p/>
        </draw:line>
        <draw:line draw:style-name="gr2" draw:text-style-name="P5" draw:layer="layout" svg:x1="10.3cm" svg:y1="11cm" svg:x2="6.6cm" svg:y2="8.1cm">
          <text:p/>
        </draw:line>
        <draw:frame draw:style-name="gr16" draw:text-style-name="P1" draw:layer="layout" svg:width="4.282cm" svg:height="0.839cm" svg:x="3.3cm" svg:y="7.3cm">
          <draw:text-box>
            <text:p><text:span text:style-name="T1">Programme.hex</text:span></text:p>
          </draw:text-box>
        </draw:frame>
        <draw:frame draw:style-name="gr17" draw:text-style-name="P1" draw:layer="layout" svg:width="5.057cm" svg:height="0.839cm" svg:x="1.5cm" svg:y="9.8cm">
          <draw:text-box>
            <text:p><text:span text:style-name="T1">arm-none-eabi-g++</text:span></text:p>
          </draw:text-box>
        </draw:frame>
        <draw:frame draw:style-name="gr15" draw:text-style-name="P1" draw:layer="layout" svg:width="3.838cm" svg:height="0.839cm" svg:x="11.762cm" svg:y="7.261cm">
          <draw:text-box>
            <text:p><text:span text:style-name="T1">O</text:span><text:span text:style-name="T1">m</text:span><text:span text:style-name="T1">i</text:span><text:span text:style-name="T1">c</text:span><text:span text:style-name="T1">r</text:span><text:span text:style-name="T1">o</text:span><text:span text:style-name="T1">B</text:span><text:span text:style-name="T1">/</text:span><text:span text:style-name="T1">b</text:span><text:span text:style-name="T1">c</text:span><text:span text:style-name="T1">2</text:span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3:33:26.059314551</meta:creation-date>
    <dc:date>2020-05-28T15:47:07.481803799</dc:date>
    <meta:editing-duration>PT26M57S</meta:editing-duration>
    <meta:editing-cycles>2</meta:editing-cycles>
    <meta:generator>LibreOffice/6.0.7.3$Linux_X86_64 LibreOffice_project/00m0$Build-3</meta:generator>
    <meta:document-statistic meta:object-count="34"/>
  </office:meta>
</office:document-meta>
</file>